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center" fo:text-indent="0cm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4.5cm" svg:height="2cm" svg:x="3.11cm" svg:y="2.105cm">
          <text:p text:style-name="P1"><text:span text:style-name="T1">TeacherTaskList.js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36cm" svg:y1="4.105cm" svg:x2="5.36cm" svg:y2="9.573cm" draw:start-shape="id1" draw:start-glue-point="2" draw:end-shape="id2" draw:end-glue-point="0">
          <text:p text:style-name="P3"><text:span text:style-name="T1">With course id</text:span></text:p>
        </draw:connector>
        <draw:custom-shape draw:style-name="gr1" draw:text-style-name="P2" draw:id="id2" draw:layer="layout" svg:width="4.5cm" svg:height="2cm" svg:x="3.11cm" svg:y="9.573cm">
          <text:p text:style-name="P1"><text:span text:style-name="T1">statistics.js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4.5cm" svg:height="2cm" svg:x="12.735cm" svg:y="2.105cm">
          <text:p text:style-name="P1"><text:span text:style-name="T1">menu.js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4.5cm" svg:height="2cm" svg:x="12.735cm" svg:y="5.466cm">
          <text:p text:style-name="P1"><text:span text:style-name="T1">searchUsers.js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4.5cm" svg:height="2cm" svg:x="12.735cm" svg:y="9.573cm">
          <text:p text:style-name="P1"><text:span text:style-name="T1">showUser.js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985cm" svg:y1="4.105cm" svg:x2="14.985cm" svg:y2="5.466cm" draw:start-shape="id3" draw:start-glue-point="2" draw:end-shape="id4" draw:end-glue-point="0">
          <text:p/>
        </draw:connector>
        <draw:connector draw:style-name="gr2" draw:text-style-name="P1" draw:layer="layout" svg:x1="14.985cm" svg:y1="7.466cm" svg:x2="14.985cm" svg:y2="9.573cm" draw:start-shape="id4" draw:start-glue-point="2" draw:end-shape="id5" draw:end-glue-point="0">
          <text:p text:style-name="P3"><text:span text:style-name="T1">With student name</text:span></text:p>
        </draw:connector>
        <draw:connector draw:style-name="gr2" draw:text-style-name="P1" draw:layer="layout" svg:x1="7.61cm" svg:y1="10.573cm" svg:x2="12.735cm" svg:y2="10.573cm" draw:start-shape="id2" draw:start-glue-point="1" draw:end-shape="id5" draw:end-glue-point="3">
          <text:p text:style-name="P3"><text:span text:style-name="T1">With user id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.27cm" fo:margin-bottom="1.3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1-13T16:02:13</meta:creation-date>
    <dc:date>2006-11-13T16:15:36</dc:date>
    <dc:language>en-US</dc:language>
    <meta:editing-cycles>2</meta:editing-cycles>
    <meta:editing-duration>PT2M22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